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center" style:justify-single-word="false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</style:style>
    <style:style style:name="P3" style:family="paragraph" style:parent-style-name="Text_20_body">
      <style:paragraph-properties fo:margin-top="0in" fo:margin-bottom="0in" loext:contextual-spacing="false" fo:text-align="center" style:justify-single-word="false"/>
      <style:text-properties fo:font-size="8pt" style:font-name-asian="Noto Sans CJK KR" style:font-size-asian="8pt" style:font-size-complex="8pt"/>
    </style:style>
    <style:style style:name="P4" style:family="paragraph" style:parent-style-name="Title">
      <style:paragraph-properties fo:text-align="start" style:justify-single-word="false"/>
      <style:text-properties officeooo:rsid="00499136" officeooo:paragraph-rsid="00499136" style:font-name-asian="Noto Sans CJK KR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officeooo:paragraph-rsid="00347aa4"/>
    </style:style>
    <style:style style:name="P7" style:family="paragraph" style:parent-style-name="Text_20_body">
      <style:paragraph-properties fo:margin-top="0in" fo:margin-bottom="0in" loext:contextual-spacing="false" fo:text-align="start" style:justify-single-word="false"/>
      <style:text-properties officeooo:rsid="004f5f58" officeooo:paragraph-rsid="004f5f58"/>
    </style:style>
    <style:style style:name="P8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1f5fa0" officeooo:paragraph-rsid="00553bb3"/>
    </style:style>
    <style:style style:name="P9" style:family="paragraph" style:parent-style-name="Text_20_body">
      <style:paragraph-properties fo:margin-top="0in" fo:margin-bottom="0in" loext:contextual-spacing="false" fo:text-align="center" style:justify-single-word="false"/>
      <style:text-properties officeooo:paragraph-rsid="00553bb3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艾草之治療腳氣腳臭</text:p>
      <text:p text:style-name="P3"/>
      <text:section text:style-name="Sect1" text:name="Section1">
        <text:p text:style-name="P6"/>
        <text:p text:style-name="P2">萬物總是相生相剋。這世界有畜生，自然也有治畜生之道。</text:p>
        <text:p text:style-name="P2"/>
        <text:p text:style-name="P2">其他植物，如青菜之類，放久了就腐爛發臭了，而艾草，自摘下來，放口袋，直到乾枯，都不會腐爛，卻依舊散發着獨有的香氣。</text:p>
        <text:p text:style-name="P2"/>
        <text:p text:style-name="P2">對於腳氣，其實本應該很好醫治的，在國內，任何一個藥店，幾十塊人民幣就能買到的水楊酸藥，這裡卻沒有，沖熱水泡腳，只需幾次，腳脫完皮之後，腳氣就本根除了。以前我家老頭那發臭的腳，也是這麼簡簡單單就根除了腳氣。但這裡，國情不一樣，藥也是死貴的，用了還無法根治，賣藥的來一句：爲何要用熱水泡？我一個非專業人士都猜到了，不用熱水，那些狡猾的真菌躲在厚厚的死皮內如何殺死？</text:p>
        <text:p text:style-name="P2"/>
        <text:p text:style-name="P2">無奈，求人不如求己，畜生的招數有限，但自然母親的方法與恩典卻總是無限的。</text:p>
        <text:p text:style-name="P2"/>
        <text:p text:style-name="P2">我想到了萬能的，能吃能喝外敷內用的艾草！</text:p>
        <text:p text:style-name="P2"/>
        <text:p text:style-name="P2">是的，艾草！找那種高大的，味道比較重的艾草葉子，塞入穿的襪子裏，就能抑治真菌，治療腳氣和腳臭。還能有淡淡的艾草的香味。</text:p>
        <text:p text:style-name="P2"/>
        <text:p text:style-name="P2">畜生總是喜歡用些看不見的東西，各種陰招。</text:p>
        <text:p text:style-name="P2"/>
        <text:p text:style-name="P2">在此我有分享幾種我自己醫好的案例。</text:p>
        <text:p text:style-name="P2"/>
        <text:p text:style-name="P7">2017年它們爲了掩蓋我失眠的原因，設計了我HPV，傳說中讓人恐懼的尖銳溼疣。治療方法，很簡單，一根燒紅的繡花針，一瓶再便宜不過的碘伏，最原始的那種，不要買那種爲了使人不疼處理過的碘酒。其原理，我稍微瞭解了下HPV的機制，它能成功避開人體免疫系統，是因爲它有辦法沒被發覺，那只要在初期，人爲地在其生長處，乘其還只是小點點的時候，用燒紅的針點掉，然後塗抹碘伏，保持患處通風乾燥。一個月不到就治好了。而且根除了！</text:p>
        <text:p text:style-name="P7"/>
        <text:p text:style-name="P7">心態很重要，不要煩躁，更不要恐懼，要相信生命！而且要有耐心，不要急躁，生物之戰是一場漫長的戰爭，但一旦戰勝，就是永遠！情緒影響內分泌，降低細胞的抵抗能力！</text:p>
        <text:p text:style-name="P7"/>
        <text:p text:style-name="P7">另一個看不見的東西，就是畜生在我肛門口移植的一個惡性腫瘤！而且這些畜生利用自己的資源，千方百計不讓我發現和及時去掉，這些醫生配合畜生，都該下地獄！不幫我治療，卻往我胃裡灌噁心的未知液體，做完胃鏡，卻莫名胃痛，染上莫名的病毒，那個叫啥幽門桿菌的。</text:p>
        <text:p text:style-name="P7"/>
        <text:p text:style-name="P7">對於那個我看着它從小粉肉快速變成暗紅色的腫瘤，我的處理方法，也是冒險作死，只用了一個小小的橡皮筋，綁着其根部，血液不循環，它就很快消失了！再也不用煩躁其老掉出來了，還的精心呵護這畜生給的小祖宗！</text:p>
        <text:p text:style-name="P7"/>
        <text:p text:style-name="P7">看不見的畜生，其實真沒那麼可怕！</text:p>
        <text:p text:style-name="P7"/>
        <text:p text:style-name="P8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><text:soft-page-break/></text:p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</text:section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10-01T05:19:55.536823526</dc:date>
    <meta:editing-duration>PT2H26M46S</meta:editing-duration>
    <meta:editing-cycles>65</meta:editing-cycles>
    <meta:document-statistic meta:table-count="0" meta:image-count="0" meta:object-count="0" meta:page-count="2" meta:paragraph-count="14" meta:word-count="933" meta:character-count="940" meta:non-whitespace-character-count="940"/>
  </office:meta>
</office:document-meta>
</file>